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Text_20_body">
      <style:paragraph-properties fo:text-align="start" style:justify-single-word="false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355529493819210018" text:style-name="L1">
        <text:list-item>
          <text:p text:style-name="P1"><text:span text:style-name="Strong_20_Emphasis">Arco 305<text:line-break/>– Arco 304 – Risulta finanziato dai Devoti della Parrocchia di San Donato.<text:line-break/></text:span></text:p>
        </text:list-item>
      </text:list>
      <text:p text:style-name="Text_20_body">Questo arco, assieme agli archi 302, 303 e 304, è stato inglobato nei tre fornici monumentali costruiti nel 1931 da Enrico Gasperini. Da qui si apre il portico della Certosa (angolo Bar Billi).</text:p>
      <text:list xml:id="list32734162" text:continue-numbering="true" text:style-name="L1">
        <text:list-item>
          <text:p text:style-name="P1"><text:span text:style-name="Strong_20_Emphasis"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arloggg </meta:initial-creator>
    <meta:creation-date>2025-11-05T10:41:33.37</meta:creation-date>
    <dc:date>2025-11-05T12:45:39.78</dc:date>
    <dc:creator>carloggg </dc:creator>
    <meta:editing-duration>PT1H1M33S</meta:editing-duration>
    <meta:editing-cycles>4</meta:editing-cycles>
    <meta:generator>OpenOffice/4.1.15$Win32 OpenOffice.org_project/4115m2$Build-9813</meta:generator>
    <meta:document-statistic meta:table-count="0" meta:image-count="0" meta:object-count="0" meta:page-count="1" meta:paragraph-count="2" meta:word-count="49" meta:character-count="278"/>
  </office:meta>
</office:document-meta>
</file>